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77.06mm"/>
    </style:style>
    <style:style style:name="co9" style:family="table-column">
      <style:table-column-properties fo:break-before="auto" style:column-width="60.45mm"/>
    </style:style>
    <style:style style:name="co10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3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A1"/>
    </style:style>
    <style:style style:name="ce2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A1"/>
    </style:style>
    <style:style style:name="ce3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A1"/>
    </style:style>
    <style:style style:name="ce4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A1"/>
    </style:style>
    <style:style style:name="ce5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A1"/>
    </style:style>
    <style:style style:name="ce6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B12"/>
    </style:style>
    <style:style style:name="ce7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Caracterizaciones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b995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bda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A1"/>
    </style:style>
    <style:style style:name="ce12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A1"/>
    </style:style>
    <style:style style:name="ce13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0" style:apply-style-name="Default" style:base-cell-address="Caracterizaciones.A1"/>
    </style:style>
    <style:style style:name="ce14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0" style:apply-style-name="Default" style:base-cell-address="Caracterizaciones.A1"/>
    </style:style>
    <style:style style:name="ce15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0" style:apply-style-name="Default" style:base-cell-address="Caracterizaciones.B12"/>
    </style:style>
    <style:style style:name="ce16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0" style:apply-style-name="Default" style:base-cell-address="Caracterizaciones.A1"/>
    </style:style>
    <style:style style:name="ce17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B12"/>
    </style:style>
    <style:style style:name="ce18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B12"/>
    </style:style>
    <style:style style:name="ce19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B17"/>
    </style:style>
    <style:style style:name="ce20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B18"/>
    </style:style>
    <style:style style:name="ce21" style:family="table-cell" style:parent-style-name="Default">
      <style:table-cell-properties fo:background-color="#fbdab4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eb9952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bdab4" style:text-align-source="fix" style:repeat-content="false" style:vertical-align="middle"/>
      <style:paragraph-properties fo:text-align="center" fo:margin-left="0mm"/>
      <style:map style:condition="cell-content()=0" style:apply-style-name="Default" style:base-cell-address="Caracterizaciones.A1"/>
    </style:style>
    <style:style style:name="ce24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A1"/>
    </style:style>
    <style:style style:name="ce25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Caracterizaciones.B12"/>
    </style:style>
    <style:style style:name="ce26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Sheet2.A1"/>
    </style:style>
    <style:style style:name="ce27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Sheet2.A1"/>
    </style:style>
    <style:style style:name="ce28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Sheet2.A1"/>
    </style:style>
    <style:style style:name="ce29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Sheet2.A1"/>
    </style:style>
    <style:style style:name="ce30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Sheet2.A1"/>
    </style:style>
    <style:style style:name="ce31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Sheet2.E1"/>
    </style:style>
    <style:style style:name="ce32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Sheet2.E1"/>
    </style:style>
    <style:style style:name="ce33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Sheet2.F1"/>
    </style:style>
    <style:style style:name="ce34" style:family="table-cell" style:parent-style-name="Default">
      <style:table-cell-properties fo:background-color="#fbdab4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b9952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aracterizaciones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Parámetros</text:p>
          </table:table-cell>
          <table:table-cell table:style-name="ce1" office:value-type="string" calcext:value-type="string">
            <text:p>Tipo Devuelto</text:p>
          </table:table-cell>
          <table:table-cell table:style-name="ce1" office:value-type="string" calcext:value-type="string">
            <text:p>Valor Devuelto</text:p>
          </table:table-cell>
          <table:table-cell table:style-name="ce1" office:value-type="string" calcext:value-type="string">
            <text:p>Excepciones</text:p>
          </table:table-cell>
          <table:table-cell table:style-name="ce1" office:value-type="string" calcext:value-type="string">
            <text:p>Car. ID</text:p>
          </table:table-cell>
          <table:table-cell table:style-name="ce1" office:value-type="string" calcext:value-type="string">
            <text:p>Caracterizaciones</text:p>
          </table:table-cell>
          <table:table-cell table:style-name="ce1" office:value-type="string" calcext:value-type="string">
            <text:p>Cubierto por</text:p>
          </table:table-cell>
          <table:table-cell table:style-name="ce8"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enQueue</text:p>
          </table:table-cell>
          <table:table-cell table:style-name="ce11" office:value-type="string" calcext:value-type="string" table:number-columns-spanned="1" table:number-rows-spanned="3">
            <text:p>e, estado</text:p>
          </table:table-cell>
          <table:table-cell table:style-name="ce11" office:value-type="string" calcext:value-type="string" table:number-columns-spanned="1" table:number-rows-spanned="3">
            <text:p>boolean</text:p>
          </table:table-cell>
          <table:table-cell table:style-name="ce11" office:value-type="string" calcext:value-type="string" table:number-columns-spanned="1" table:number-rows-spanned="3">
            <text:p>true, false</text:p>
          </table:table-cell>
          <table:table-cell table:style-name="ce23"/>
          <table:table-cell table:style-name="ce24" office:value-type="string" calcext:value-type="string">
            <text:p>C1</text:p>
          </table:table-cell>
          <table:table-cell table:style-name="ce24" office:value-type="string" calcext:value-type="string">
            <text:p>Añade elemento</text:p>
          </table:table-cell>
          <table:table-cell table:style-name="ce24"/>
          <table:table-cell table:number-columns-repeated="1016"/>
        </table:table-row>
        <table:table-row table:style-name="ro1">
          <table:covered-table-cell table:style-name="ce3"/>
          <table:covered-table-cell table:number-columns-repeated="3" table:style-name="ce12"/>
          <table:table-cell table:style-name="ce24" office:value-type="string" calcext:value-type="string">
            <text:p>IllegalStateException</text:p>
          </table:table-cell>
          <table:table-cell table:style-name="ce24" office:value-type="string" calcext:value-type="string">
            <text:p>C2</text:p>
          </table:table-cell>
          <table:table-cell table:style-name="ce24" office:value-type="string" calcext:value-type="string">
            <text:p>Cumple Restricción de capacidad</text:p>
          </table:table-cell>
          <table:table-cell table:style-name="ce24"/>
          <table:table-cell table:number-columns-repeated="1016"/>
        </table:table-row>
        <table:table-row table:style-name="ro1">
          <table:covered-table-cell table:style-name="ce3"/>
          <table:covered-table-cell table:number-columns-repeated="3" table:style-name="ce12"/>
          <table:table-cell table:style-name="ce24" office:value-type="string" calcext:value-type="string">
            <text:p>NullPointerException</text:p>
          </table:table-cell>
          <table:table-cell table:style-name="ce24" office:value-type="string" calcext:value-type="string">
            <text:p>C3</text:p>
          </table:table-cell>
          <table:table-cell table:style-name="ce24" office:value-type="string" calcext:value-type="string">
            <text:p>Elemento no null 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4" office:value-type="string" calcext:value-type="string">
            <text:p>deQueue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e</text:p>
          </table:table-cell>
          <table:table-cell table:style-name="ce13"/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Devuelve y elimina elemento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14" table:number-columns-repeated="3"/>
          <table:table-cell table:style-name="ce14" office:value-type="string" calcext:value-type="string">
            <text:p>IllegalStateException</text:p>
          </table:table-cell>
          <table:table-cell table:style-name="ce14" office:value-type="string" calcext:value-type="string">
            <text:p>C5</text:p>
          </table:table-cell>
          <table:table-cell table:style-name="ce14" office:value-type="string" calcext:value-type="string">
            <text:p>Cola no vacía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isEmpty</text:p>
          </table:table-cell>
          <table:table-cell table:style-name="ce15" office:value-type="string" calcext:value-type="string">
            <text:p>estato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true, false</text:p>
          </table:table-cell>
          <table:table-cell table:style-name="ce15"/>
          <table:table-cell table:style-name="ce15" office:value-type="string" calcext:value-type="string">
            <text:p>C6</text:p>
          </table:table-cell>
          <table:table-cell table:style-name="ce15" office:value-type="string" calcext:value-type="string">
            <text:p>Cola vacio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isFull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boolean</text:p>
          </table:table-cell>
          <table:table-cell table:style-name="ce16" office:value-type="string" calcext:value-type="string">
            <text:p>true, false</text:p>
          </table:table-cell>
          <table:table-cell table:style-name="ce16"/>
          <table:table-cell table:style-name="ce16" office:value-type="string" calcext:value-type="string">
            <text:p>C7</text:p>
          </table:table-cell>
          <table:table-cell table:style-name="ce16" office:value-type="string" calcext:value-type="string">
            <text:p>Cola llena</text:p>
          </table:table-cell>
          <table:table-cell table:style-name="ce1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aracterización</text:p>
          </table:table-cell>
          <table:table-cell table:style-name="ce9" office:value-type="string" calcext:value-type="string">
            <text:p>enQueue</text:p>
          </table:table-cell>
          <table:table-cell table:style-name="ce9" office:value-type="string" calcext:value-type="string">
            <text:p>deQueue</text:p>
          </table:table-cell>
          <table:table-cell table:style-name="ce9" office:value-type="string" calcext:value-type="string">
            <text:p>isEmpty</text:p>
          </table:table-cell>
          <table:table-cell table:style-name="ce9" office:value-type="string" calcext:value-type="string">
            <text:p>isFull</text:p>
          </table:table-cell>
          <table:table-cell table:style-name="ce9" office:value-type="string" calcext:value-type="string">
            <text:p>Partició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17" office:value-type="string" calcext:value-type="string">
            <text:p>Añade elemento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{true,false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18" office:value-type="string" calcext:value-type="string">
            <text:p>Cumple Restricción de capacida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{true,false}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17" office:value-type="string" calcext:value-type="string">
            <text:p>Elemento no null 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{true,false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4</text:p>
          </table:table-cell>
          <table:table-cell table:style-name="ce18" office:value-type="string" calcext:value-type="string">
            <text:p>Devuelve y elimina elemento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{true,false}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17" office:value-type="string" calcext:value-type="string">
            <text:p>Cola no vací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{true,false}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6</text:p>
          </table:table-cell>
          <table:table-cell table:style-name="ce19" office:value-type="string" calcext:value-type="string">
            <text:p>Cola vacio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{true,false}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C7</text:p>
          </table:table-cell>
          <table:table-cell table:style-name="ce20" office:value-type="string" calcext:value-type="string">
            <text:p>Cola llena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{true,false}</text:p>
          </table:table-cell>
          <table:table-cell table:number-columns-repeated="1017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racterizaciones.A1:Caracterizaciones.H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A1"/>
          </calcext:conditional-format>
          <calcext:conditional-format calcext:target-range-address="Caracterizaciones.B12:Caracterizacione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B12"/>
          </calcext:conditional-format>
          <calcext:conditional-format calcext:target-range-address="Caracterizaciones.B17:Caracterizaciones.B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B17"/>
          </calcext:conditional-format>
          <calcext:conditional-format calcext:target-range-address="Caracterizaciones.B18:Caracterizaciones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B18"/>
          </calcext:conditional-format>
          <calcext:conditional-format calcext:target-range-address="Caracterizaciones.A5:Caracterizaciones.G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A5"/>
          </calcext:conditional-format>
          <calcext:conditional-format calcext:target-range-address="Caracterizaciones.A6:Caracterizaciones.G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A6"/>
          </calcext:conditional-format>
          <calcext:conditional-format calcext:target-range-address="Caracterizaciones.A8:Caracterizaciones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A8"/>
          </calcext:conditional-format>
          <calcext:conditional-format calcext:target-range-address="Caracterizaciones.A7:Caracterizaciones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Caracterizaciones.A7"/>
          </calcext:conditional-format>
        </calcext:conditional-formats>
      </table:table>
      <table:table table:name="Sheet2" table:style-name="ta1">
        <table:table-column table:style-name="co1" table:default-cell-style-name="ce27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30"/>
        <table:table-column table:style-name="co1" table:default-cell-style-name="ce34"/>
        <table:table-row table:style-name="ro1">
          <table:table-cell table:style-name="ce26" office:value-type="string" calcext:value-type="string">
            <text:p>Método</text:p>
          </table:table-cell>
          <table:table-cell table:style-name="ce26" office:value-type="string" calcext:value-type="string">
            <text:p>Caracterización</text:p>
          </table:table-cell>
          <table:table-cell table:style-name="ce26" office:value-type="string" calcext:value-type="string">
            <text:p>Requisitos para los test</text:p>
          </table:table-cell>
          <table:table-cell table:style-name="ce26" office:value-type="string" calcext:value-type="string">
            <text:p>Requisitos no posibles</text:p>
          </table:table-cell>
          <table:table-cell table:style-name="ce31" office:value-type="string" calcext:value-type="string">
            <text:p>Requisitos no posibles</text:p>
          </table:table-cell>
          <table:table-cell table:style-name="ce33" office:value-type="string" calcext:value-type="string">
            <text:p>N.º Requisitos</text:p>
          </table:table-cell>
        </table:table-row>
        <table:table-row table:style-name="ro2">
          <table:table-cell office:value-type="string" calcext:value-type="string">
            <text:p>enQueue</text:p>
          </table:table-cell>
          <table:table-cell office:value-type="string" calcext:value-type="string">
            <text:p>C1 C2 C3</text:p>
          </table:table-cell>
          <table:table-cell office:value-type="string" calcext:value-type="string">
            <text:p>{<text:span text:style-name="T1">TTT</text:span>, FTT, TFT, TTF}</text:p>
          </table:table-cell>
          <table:table-cell office:value-type="string" calcext:value-type="string">
            <text:p>FTT, TFT, TTF</text:p>
          </table:table-cell>
          <table:table-cell table:style-name="ce32" office:value-type="string" calcext:value-type="string">
            <text:p>FTT – No posibe</text:p>
            <text:p>TFT → FFT</text:p>
            <text:p>TTF→ FTF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28" office:value-type="string" calcext:value-type="string">
            <text:p>deQueue</text:p>
          </table:table-cell>
          <table:table-cell table:style-name="ce30" office:value-type="string" calcext:value-type="string">
            <text:p>C4 C5</text:p>
          </table:table-cell>
          <table:table-cell table:style-name="ce30" office:value-type="string" calcext:value-type="string">
            <text:p> {<text:span text:style-name="T1">TT</text:span>, FT, TF}</text:p>
          </table:table-cell>
          <table:table-cell table:style-name="ce30" office:value-type="string" calcext:value-type="string">
            <text:p><text:s/>FT, TF</text:p>
          </table:table-cell>
          <table:table-cell office:value-type="string" calcext:value-type="string">
            <text:p> FT → No posible </text:p>
            <text:p>TF → FF</text:p>
          </table:table-cell>
          <table:table-cell table:style-name="ce3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Empty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{<text:span text:style-name="T1">T</text:span>, F}</text:p>
          </table:table-cell>
          <table:table-cell/>
          <table:table-cell table:style-name="ce29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string" calcext:value-type="string">
            <text:p>isFull</text:p>
          </table:table-cell>
          <table:table-cell table:style-name="ce30" office:value-type="string" calcext:value-type="string">
            <text:p>C7</text:p>
          </table:table-cell>
          <table:table-cell table:style-name="ce30" office:value-type="string" calcext:value-type="string">
            <text:p>{<text:span text:style-name="T1">T</text:span>, F}</text:p>
          </table:table-cell>
          <table:table-cell table:style-name="ce30"/>
          <table:table-cell/>
          <table:table-cell table:style-name="ce35" office:value-type="float" office:value="2" calcext:value-type="float">
            <text:p>2</text:p>
          </table:table-cell>
        </table:table-row>
        <calcext:conditional-formats>
          <calcext:conditional-format calcext:target-range-address="Sheet2.A1:Sheet2.D1 Sheet2.B2:Sheet2.D5 Sheet2.E3:Sheet2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A1"/>
          </calcext:conditional-format>
          <calcext:conditional-format calcext:target-range-address="Sheet2.A2:Sheet2.A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A2"/>
          </calcext:conditional-format>
          <calcext:conditional-format calcext:target-range-address="Sheet2.E1:Sheet2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E1"/>
          </calcext:conditional-format>
          <calcext:conditional-format calcext:target-range-address="Sheet2.F1:Sheet2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F1"/>
          </calcext:conditional-format>
          <calcext:conditional-format calcext:target-range-address="Sheet2.F2:Sheet2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F2"/>
          </calcext:conditional-format>
          <calcext:conditional-format calcext:target-range-address="Sheet2.F3:Sheet2.F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F3"/>
          </calcext:conditional-format>
          <calcext:conditional-format calcext:target-range-address="Sheet2.F2:Sheet2.F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Default" calcext:value="=0" calcext:base-cell-address="Sheet2.F2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9:24:03.477061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27:05.837787744</meta:creation-date>
    <dc:date>2017-11-20T19:44:22.024937016</dc:date>
    <meta:editing-duration>PT1H30S</meta:editing-duration>
    <meta:editing-cycles>11</meta:editing-cycles>
    <meta:generator>LibreOffice/5.1.6.2$Linux_X86_64 LibreOffice_project/10m0$Build-2</meta:generator>
    <meta:document-statistic meta:table-count="3" meta:cell-count="102" meta:object-count="0"/>
  </office:meta>
</office:document-meta>
</file>